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d700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ffd7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637cm" svg:height="3.197cm" svg:x="0cm" svg:y="0cm" svg:viewBox="0 0 3638 3198" svg:d="M1817 2325c37 0 69-12 94-36s38-54 38-91v-1095c0-37-13-67-38-91-26-25-57-37-94-37-38 0-70 12-95 37-26 24-39 54-39 91 0 95-1 236-3 427-1 190-2 332-2 427 0 27 1 68 2 121 2 53 3 93 3 120 0 37 13 67 38 91s57 36 96 36zM1814 2700c34 0 66-12 94-37s42-55 42-90c0-34-16-72-49-112-35-44-73-66-113-66-36 0-68 12-96 36-29 24-43 54-43 90 0 35 16 73 49 113 36 44 74 66 116 66zM1820 462c11-1 24 5 40 22s35 45 56 84l1273 2201c21 39 35 70 41 93 7 23 6 37 0 46-5 8-18 16-42 21-24 4-58 6-102 6-872 0-1662 1-2535 1-47 1-82-1-106-6-24-6-36-13-41-23s-5-26 3-51c9-25 25-59 48-100 422-731 790-1393 1267-2189 21-35 40-62 56-79 17-18 31-25 42-26zM1815 269c-50 1-101 27-132 80-539 900-890 1570-1428 2469l-1 1c-31 59-31 121-6 168 26 46 77 78 141 79h2860c73-1 121-41 143-88 23-48 21-103-2-144l-1435-2484c-27-50-78-78-131-81zM1677 84c70-121 227-103 285 2l1658 2868c45 83 8 241-149 243-1137 0-2167 1-3303 1-100-2-165-69-168-155v-12c1-30 10-63 27-95 621-1039 1028-1813 1650-2852z">
          <text:p/>
        </draw:path>
        <draw:path draw:style-name="gr2" draw:text-style-name="P2" draw:layer="layout" svg:width="3.177cm" svg:height="2.796cm" svg:x="0.23cm" svg:y="0.269cm" svg:viewBox="0 0 3178 2797" svg:d="M1587 2056c-39 0-71-12-96-36s-38-54-38-91c0-27-1-67-3-120-1-53-2-94-2-121 0-94 1-236 2-426 2-191 3-333 3-428 0-37 13-67 39-91 25-25 57-37 95-37s69 12 95 37c25 24 38 54 38 91v1095c0 37-13 67-38 91s-57 36-95 36zM1584 2431c-42 0-80-22-116-66-33-40-49-78-49-113 0-36 14-66 43-90 28-24 60-36 96-36 41 0 79 22 114 66 33 40 49 78 49 112 0 35-14 65-42 90s-60 37-95 37zM1591 193c-12 1-26 8-43 26-16 17-35 44-56 79-477 797-845 1458-1267 2189-23 41-39 75-48 100-8 25-8 41-3 51s17 17 41 23c24 5 59 7 106 6 873 0 1664-1 2535-1 44 0 78-2 102-6 24-5 37-13 42-21 6-9 7-23 0-46-6-23-20-54-41-93l-1272-2201c-21-39-40-67-56-84s-29-23-40-22zM1585 0h10c53 3 104 31 131 81l1434 2484c23 41 25 97 2 144-22 48-70 87-143 88h-2860c-64-1-115-33-141-79-25-47-25-109 6-168l1-1c538-899 889-1569 1428-2469 31-53 82-79 132-8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39cm" fo:margin-bottom="0.139cm" fo:margin-left="0.139cm" fo:margin-right="0.139cm" fo:page-width="3.64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13:07:35.305307145</dc:date>
    <dc:creator>Ralph Steinhagen</dc:creator>
    <meta:editing-duration>PT10M32S</meta:editing-duration>
    <meta:editing-cycles>2</meta:editing-cycles>
    <meta:generator>LibreOffice/6.4.4.2$Linux_X86_64 LibreOffice_project/40$Build-2</meta:generator>
    <meta:document-statistic meta:object-count="2"/>
  </office:meta>
</office:document-meta>
</file>